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19a9d6" officeooo:paragraph-rsid="01546aa4"/>
    </style:style>
    <style:style style:name="P9" style:family="paragraph" style:parent-style-name="Standard">
      <style:text-properties officeooo:rsid="002bc15c" officeooo:paragraph-rsid="002bc15c"/>
    </style:style>
    <style:style style:name="P10" style:family="paragraph" style:parent-style-name="Standard">
      <style:text-properties officeooo:rsid="00369046"/>
    </style:style>
    <style:style style:name="P11" style:family="paragraph" style:parent-style-name="Standard">
      <style:text-properties officeooo:rsid="00369046" officeooo:paragraph-rsid="01546aa4"/>
    </style:style>
    <style:style style:name="P12" style:family="paragraph" style:parent-style-name="Standard">
      <style:text-properties officeooo:paragraph-rsid="0017c51e"/>
    </style:style>
    <style:style style:name="P13" style:family="paragraph" style:parent-style-name="Standard">
      <style:text-properties officeooo:paragraph-rsid="00166acd"/>
    </style:style>
    <style:style style:name="P14" style:family="paragraph" style:parent-style-name="Standard">
      <style:text-properties officeooo:rsid="00162ac1" officeooo:paragraph-rsid="007b24e2"/>
    </style:style>
    <style:style style:name="P15" style:family="paragraph" style:parent-style-name="Standard">
      <style:text-properties officeooo:rsid="0082920a" officeooo:paragraph-rsid="0082920a"/>
    </style:style>
    <style:style style:name="P16" style:family="paragraph" style:parent-style-name="Standard">
      <style:text-properties officeooo:rsid="00d9e547" officeooo:paragraph-rsid="00d9e547"/>
    </style:style>
    <style:style style:name="P17" style:family="paragraph" style:parent-style-name="Standard">
      <style:text-properties officeooo:rsid="00e33af8" officeooo:paragraph-rsid="012a8d4c"/>
    </style:style>
    <style:style style:name="P18" style:family="paragraph" style:parent-style-name="Standard">
      <style:text-properties officeooo:rsid="00e33af8" officeooo:paragraph-rsid="0154e589"/>
    </style:style>
    <style:style style:name="P19" style:family="paragraph" style:parent-style-name="Standard">
      <style:paragraph-properties fo:text-align="center" style:justify-single-word="false"/>
      <style:text-properties fo:font-weight="bold" officeooo:rsid="0110dcab" officeooo:paragraph-rsid="00b93b36" style:font-weight-asian="bold" style:font-weight-complex="bold"/>
    </style:style>
    <style:style style:name="P20" style:family="paragraph" style:parent-style-name="Standard">
      <style:text-properties officeooo:rsid="00462bf3" officeooo:paragraph-rsid="00462bf3"/>
    </style:style>
    <style:style style:name="P21" style:family="paragraph" style:parent-style-name="Standard">
      <style:text-properties officeooo:rsid="01240beb" officeooo:paragraph-rsid="01240beb"/>
    </style:style>
    <style:style style:name="P22" style:family="paragraph" style:parent-style-name="Standard">
      <style:text-properties officeooo:paragraph-rsid="012a8d4c"/>
    </style:style>
    <style:style style:name="P23" style:family="paragraph" style:parent-style-name="Standard">
      <style:text-properties officeooo:rsid="0134126d" officeooo:paragraph-rsid="0134126d"/>
    </style:style>
    <style:style style:name="P24" style:family="paragraph" style:parent-style-name="Standard">
      <style:text-properties officeooo:rsid="0134126d" officeooo:paragraph-rsid="01546aa4"/>
    </style:style>
    <style:style style:name="P25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1862a5" officeooo:paragraph-rsid="011862a5"/>
    </style:style>
    <style:style style:name="P26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257549" officeooo:paragraph-rsid="01257549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1862a5" officeooo:paragraph-rsid="011862a5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257549" officeooo:paragraph-rsid="01257549"/>
    </style:style>
    <style:style style:name="P29" style:family="paragraph" style:parent-style-name="Standard" style:list-style-name="L1">
      <style:text-properties officeooo:rsid="00e33af8" officeooo:paragraph-rsid="012a8d4c"/>
    </style:style>
    <style:style style:name="P30" style:family="paragraph" style:parent-style-name="Standard" style:list-style-name="L2">
      <style:text-properties officeooo:rsid="008140de" officeooo:paragraph-rsid="00d8f386"/>
    </style:style>
    <style:style style:name="P31" style:family="paragraph" style:parent-style-name="Standard" style:list-style-name="L2">
      <style:text-properties officeooo:rsid="00c530ef" officeooo:paragraph-rsid="00c530ef"/>
    </style:style>
    <style:style style:name="P32" style:family="paragraph" style:parent-style-name="Standard" style:list-style-name="L3">
      <style:text-properties officeooo:rsid="01a44ce4" officeooo:paragraph-rsid="01a44ce4"/>
    </style:style>
    <style:style style:name="P33" style:family="paragraph" style:parent-style-name="Standard" style:list-style-name="L4">
      <style:text-properties officeooo:rsid="01a44ce4" officeooo:paragraph-rsid="01a44ce4"/>
    </style:style>
    <style:style style:name="P34" style:family="paragraph" style:parent-style-name="Standard" style:list-style-name="L5">
      <style:text-properties officeooo:rsid="01a44ce4" officeooo:paragraph-rsid="01a44ce4"/>
    </style:style>
    <style:style style:name="P35" style:family="paragraph" style:parent-style-name="Standard" style:list-style-name="L6">
      <style:text-properties officeooo:rsid="01a44ce4" officeooo:paragraph-rsid="01a44ce4"/>
    </style:style>
    <style:style style:name="P36" style:family="paragraph" style:parent-style-name="Standard" style:list-style-name="L8">
      <style:text-properties officeooo:rsid="01a44ce4" officeooo:paragraph-rsid="01a44ce4"/>
    </style:style>
    <style:style style:name="P37" style:family="paragraph" style:parent-style-name="Standard" style:list-style-name="L2">
      <style:text-properties officeooo:rsid="00b59dbd" officeooo:paragraph-rsid="00c504b5"/>
    </style:style>
    <style:style style:name="P38" style:family="paragraph" style:parent-style-name="Standard" style:list-style-name="L2">
      <style:text-properties officeooo:rsid="00d07f2c" officeooo:paragraph-rsid="00d07f2c"/>
    </style:style>
    <style:style style:name="P39" style:family="paragraph" style:parent-style-name="Standard" style:list-style-name="L2">
      <style:text-properties officeooo:rsid="00dccbd5" officeooo:paragraph-rsid="00dccbd5"/>
    </style:style>
    <style:style style:name="P40" style:family="paragraph" style:parent-style-name="Standard" style:list-style-name="L7">
      <style:text-properties officeooo:rsid="01279158" officeooo:paragraph-rsid="01279158"/>
    </style:style>
    <style:style style:name="P41" style:family="paragraph" style:parent-style-name="Standard" style:list-style-name="L2">
      <style:text-properties officeooo:rsid="01053643" officeooo:paragraph-rsid="01053643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bold" officeooo:rsid="01a7bd81" style:font-weight-asian="bold" style:font-weight-complex="bold"/>
    </style:style>
    <style:style style:name="T4" style:family="text">
      <style:text-properties fo:font-weight="normal" officeooo:rsid="0019a9d6" style:font-weight-asian="normal" style:font-weight-complex="normal"/>
    </style:style>
    <style:style style:name="T5" style:family="text">
      <style:text-properties fo:font-weight="normal" officeooo:rsid="00dccbd5" style:font-weight-asian="normal" style:font-weight-complex="normal"/>
    </style:style>
    <style:style style:name="T6" style:family="text">
      <style:text-properties officeooo:rsid="00462bf3"/>
    </style:style>
    <style:style style:name="T7" style:family="text">
      <style:text-properties officeooo:rsid="004fdc42"/>
    </style:style>
    <style:style style:name="T8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10" style:family="text">
      <style:text-properties officeooo:rsid="0065f56d"/>
    </style:style>
    <style:style style:name="T11" style:family="text">
      <style:text-properties officeooo:rsid="006bd988"/>
    </style:style>
    <style:style style:name="T12" style:family="text">
      <style:text-properties officeooo:rsid="00162ac1"/>
    </style:style>
    <style:style style:name="T13" style:family="text">
      <style:text-properties officeooo:rsid="00825d4b"/>
    </style:style>
    <style:style style:name="T14" style:family="text">
      <style:text-properties officeooo:rsid="00edd3f6"/>
    </style:style>
    <style:style style:name="T15" style:family="text">
      <style:text-properties style:text-line-through-style="solid" style:text-line-through-type="single" officeooo:rsid="00162ac1"/>
    </style:style>
    <style:style style:name="T16" style:family="text">
      <style:text-properties officeooo:rsid="00f9db76"/>
    </style:style>
    <style:style style:name="T17" style:family="text">
      <style:text-properties officeooo:rsid="01257549"/>
    </style:style>
    <style:style style:name="T18" style:family="text">
      <style:text-properties officeooo:rsid="01258356"/>
    </style:style>
    <style:style style:name="T19" style:family="text">
      <style:text-properties officeooo:rsid="0127388e"/>
    </style:style>
    <style:style style:name="T20" style:family="text">
      <style:text-properties officeooo:rsid="01a44ce4"/>
    </style:style>
    <style:style style:name="T21" style:family="text">
      <style:text-properties officeooo:rsid="01a7bd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Information</text:p>
      <text:p text:style-name="P19">v<text:span text:style-name="T21">N.n.i</text:span></text:p>
      <text:p text:style-name="P5">Each new version will commit this file to both document changes and include instructions for installation. <text:s/><text:span text:style-name="T1">Refer to the </text:span><text:span text:style-name="T2">Versioning How-to </text:span><text:span text:style-name="T5">below </text:span><text:span text:style-name="T4">for the sequence of commits/tags to make a version.</text:span></text:p>
      <text:p text:style-name="P1"/>
      <text:p text:style-name="P3">Changes:</text:p>
      <text:p text:style-name="P18"/>
      <text:p text:style-name="P17"><text:span text:style-name="T14">Whas up</text:span> (<text:span text:style-name="T16">xx xx xx xx</text:span>):</text:p>
      <text:list xml:id="list199258827" text:style-name="L1">
        <text:list-item>
          <text:p text:style-name="P29">Bring <text:span text:style-name="T14">it on</text:span></text:p>
        </text:list-item>
      </text:list>
      <text:p text:style-name="P22"/>
      <text:p text:style-name="P13"><text:span text:style-name="T8">Installation instructions</text:span><text:span text:style-name="T9">:</text:span></text:p>
      <text:list xml:id="list3667134100" text:style-name="L2">
        <text:list-item>
          <text:p text:style-name="P30">version.php</text:p>
        </text:list-item>
        <text:list-item>
          <text:p text:style-name="P31">offline/lib/</text:p>
        </text:list-item>
      </text:list>
      <text:list xml:id="list1420071407" text:style-name="L3">
        <text:list-item>
          <text:list>
            <text:list-item>
              <text:p text:style-name="P32">N/A</text:p>
            </text:list-item>
          </text:list>
        </text:list-item>
      </text:list>
      <text:list xml:id="list161738453682474" text:continue-list="list3667134100" text:style-name="L2">
        <text:list-item>
          <text:p text:style-name="P37">offline/main/</text:p>
        </text:list-item>
      </text:list>
      <text:list xml:id="list3370376466" text:style-name="L4">
        <text:list-item>
          <text:list>
            <text:list-item>
              <text:p text:style-name="P33">N/A</text:p>
            </text:list-item>
          </text:list>
        </text:list-item>
      </text:list>
      <text:list xml:id="list161739761421096" text:continue-list="list161738453682474" text:style-name="L2">
        <text:list-item>
          <text:p text:style-name="P37">scripts</text:p>
        </text:list-item>
      </text:list>
      <text:list xml:id="list631472183" text:style-name="L5">
        <text:list-item>
          <text:list>
            <text:list-item>
              <text:p text:style-name="P34">N/A</text:p>
            </text:list-item>
          </text:list>
        </text:list-item>
      </text:list>
      <text:list xml:id="list161740293116424" text:continue-list="list161739761421096" text:style-name="L2">
        <text:list-item>
          <text:p text:style-name="P38">DB</text:p>
        </text:list-item>
      </text:list>
      <text:list xml:id="list1306994186" text:style-name="L6">
        <text:list-item>
          <text:list>
            <text:list-item>
              <text:p text:style-name="P35">N/A</text:p>
            </text:list-item>
          </text:list>
        </text:list-item>
      </text:list>
      <text:list xml:id="list161739918659860" text:continue-list="list161740293116424" text:style-name="L2">
        <text:list-item>
          <text:p text:style-name="P39">Reports</text:p>
        </text:list-item>
      </text:list>
      <text:list xml:id="list2199560786" text:style-name="L7">
        <text:list-item>
          <text:list>
            <text:list-item>
              <text:p text:style-name="P40">N/A</text:p>
            </text:list-item>
          </text:list>
        </text:list-item>
      </text:list>
      <text:list xml:id="list161739453495579" text:continue-list="list161739918659860" text:style-name="L2">
        <text:list-item>
          <text:p text:style-name="P41">Other</text:p>
        </text:list-item>
      </text:list>
      <text:list xml:id="list229901757" text:style-name="L8">
        <text:list-item>
          <text:list>
            <text:list-item>
              <text:p text:style-name="P36">N/A</text:p>
            </text:list-item>
          </text:list>
        </text:list-item>
      </text:list>
      <text:p text:style-name="P15"/>
      <text:p text:style-name="P12"/>
      <text:p text:style-name="P4">Versioning How-to:</text:p>
      <text:p text:style-name="P10"/>
      <text:p text:style-name="P21">For each group of changes, git add &lt;module&gt; <text:span text:style-name="T17">then</text:span></text:p>
      <text:p text:style-name="P26">describe changes in docs/commitMsg then</text:p>
      <text:p text:style-name="P28">git commit -F docs/commitMsg (or -m &lt;message&gt;) then</text:p>
      <text:p text:style-name="P28">save the commit <text:span text:style-name="T18">SHA1 hash</text:span> in this doc</text:p>
      <text:p text:style-name="P16">Inspect with gitk, git log -<text:span text:style-name="T18">n &lt;how many to display&gt;</text:span>, git status</text:p>
      <text:p text:style-name="P20">Update <text:span text:style-name="T10">version # in this doc and</text:span> <text:span text:style-name="T11">version</text:span>.php:</text:p>
      <text:p text:style-name="P25">First level number <text:span text:style-name="T21">(</text:span><text:span text:style-name="T3">N</text:span><text:span text:style-name="T21">)</text:span> is for a major architectural change;</text:p>
      <text:p text:style-name="P27">Second level <text:span text:style-name="T21">(</text:span><text:span text:style-name="T3">n</text:span><text:span text:style-name="T21">)</text:span> indicates new functionality;</text:p>
      <text:p text:style-name="P27">Third level <text:span text:style-name="T21">(</text:span><text:span text:style-name="T3">i</text:span><text:span text:style-name="T21">) will be just minor fixes/functions.</text:span></text:p>
      <text:p text:style-name="P9">Commit this doc <text:span text:style-name="T19">(save it first) &amp; version.php (git commit -m vx.x.x)</text:span></text:p>
      <text:p text:style-name="P6">Tag with version id <text:span text:style-name="T7">(git tag -m “Version x.x.x” -a vx.x.x &lt;hash of this doc/version commit&gt;)</text:span></text:p>
      <text:p text:style-name="P14">(git stash save)</text:p>
      <text:p text:style-name="P7">Checkout master <text:span text:style-name="T12">(git checkout master)</text:span></text:p>
      <text:p text:style-name="P7">Merge dev <text:span text:style-name="T12">(git merge dev)</text:span></text:p>
      <text:p text:style-name="P7">Push to origin <text:span text:style-name="T15">(git push origin(see .git/config))</text:span><text:span text:style-name="T12"> <text:s/>(git push –tags origin master - that’s 2 dashes on ‘tag’)</text:span></text:p>
      <text:p text:style-name="P7">Checkout dev <text:span text:style-name="T13">(git checkout dev)</text:span></text:p>
      <text:p text:style-name="P14">(git stash pop)</text:p>
      <text:p text:style-name="P11">Save a copy <text:span text:style-name="T6">of this doc &amp; version.php</text:span> in each user library</text:p>
      <text:p text:style-name="P23">Save versioned directories</text:p>
      <text:p text:style-name="P8"><text:soft-page-break/>Start re-doing this doc</text:p>
      <text:p text:style-name="P2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9-04-02T16:17:38.319744239</dc:date>
    <meta:editing-duration>P7DT7H59M52S</meta:editing-duration>
    <meta:editing-cycles>307</meta:editing-cycles>
    <meta:generator>LibreOffice/6.1.4.2$Linux_X86_64 LibreOffice_project/10$Build-2</meta:generator>
    <meta:print-date>2017-08-31T14:33:30.997374882</meta:print-date>
    <meta:document-statistic meta:table-count="0" meta:image-count="0" meta:object-count="0" meta:page-count="2" meta:paragraph-count="41" meta:word-count="235" meta:character-count="1339" meta:non-whitespace-character-count="1157"/>
  </office:meta>
</office:document-meta>
</file>